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MappingTests.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uterFunctionMappingTests.chang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outerFunctionMappingTests.detectHandlerFunctionsInAncestorContexts( boolean det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outerFunctionMappingTests.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uterFunctionMappingTests.createTestReques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uterFunctionMappingTests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uterFunctionMappingTests.mappedRequestShouldHol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